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63f21" officeooo:paragraph-rsid="00263f2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19eb27" officeooo:paragraph-rsid="0019eb27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a17bb" officeooo:paragraph-rsid="004b019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4b019b"/>
    </style:style>
    <style:style style:name="P9" style:family="paragraph" style:parent-style-name="Standard">
      <style:paragraph-properties fo:text-align="start" style:justify-single-word="false"/>
      <style:text-properties officeooo:paragraph-rsid="001c0208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ae3ab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a17bb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f15a5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d675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9eb27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7aaf2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4707e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311736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4a17bb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4d6751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4a17bb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9eb27" officeooo:paragraph-rsid="002de97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9eb27" officeooo:paragraph-rsid="001ae3a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4f951" officeooo:paragraph-rsid="0054f951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274bb" officeooo:paragraph-rsid="003274bb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text-properties style:font-name="DejaVu Sans Condensed" fo:font-size="12pt" officeooo:rsid="003148d5" officeooo:paragraph-rsid="003148d5" style:font-size-asian="12pt" style:font-size-complex="12pt"/>
    </style:style>
    <style:style style:name="P27" style:family="paragraph" style:parent-style-name="Standard" style:list-style-name="L5">
      <style:text-properties style:font-name="DejaVu Sans Condensed" fo:font-size="12pt" officeooo:rsid="00179cd7" officeooo:paragraph-rsid="003148d5" style:font-size-asian="12pt" style:font-size-complex="12pt"/>
    </style:style>
    <style:style style:name="P28" style:family="paragraph" style:parent-style-name="Standard" style:list-style-name="L5">
      <style:text-properties style:font-name="DejaVu Sans Condensed" fo:font-size="12pt" officeooo:rsid="00474790" officeooo:paragraph-rsid="00474790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b019b" officeooo:paragraph-rsid="004b019b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4b019b" officeooo:paragraph-rsid="004fc339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318ab0" officeooo:paragraph-rsid="00318ab0"/>
    </style:style>
    <style:style style:name="P32" style:family="paragraph" style:parent-style-name="Standard" style:list-style-name="L5">
      <style:text-properties officeooo:paragraph-rsid="004958b0"/>
    </style:style>
    <style:style style:name="P33" style:family="paragraph" style:parent-style-name="Standard" style:list-style-name="L5">
      <style:text-properties officeooo:rsid="0050ff12" officeooo:paragraph-rsid="0050ff12"/>
    </style:style>
    <style:style style:name="P34" style:family="paragraph" style:parent-style-name="Standard" style:list-style-name="L5">
      <style:text-properties style:font-name="DejaVu Sans Condensed1" fo:font-size="12pt" officeooo:rsid="004958b0" officeooo:paragraph-rsid="004958b0" style:font-size-asian="12pt" style:font-name-complex="DejaVu Sans Condensed3" style:font-size-complex="12pt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1ae3a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055ab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25a1c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7aaf2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1f554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0434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55108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4707e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a17b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c4623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d6751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e1a67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f15a5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fc339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c0208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7aaf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ae3ab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2ccba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1f55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0434f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68855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41351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421a3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55108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44707e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77cfc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77a52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4a17bb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4d6751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4e1a67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4f15a5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4fc339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520371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56588c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57d8ce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style="italic" style:text-underline-style="none" fo:font-weight="normal" officeooo:rsid="004d6751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DejaVu Sans Condensed" fo:font-size="12pt" fo:font-style="italic" style:text-underline-style="none" fo:font-weight="bold" officeooo:rsid="004d6751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officeooo:rsid="001bf317"/>
    </style:style>
    <style:style style:name="T52" style:family="text">
      <style:text-properties officeooo:rsid="001ae3ab"/>
    </style:style>
    <style:style style:name="T53" style:family="text">
      <style:text-properties officeooo:rsid="001f9578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ae3ab" style:font-weight-asian="bold" style:font-weight-complex="bold"/>
    </style:style>
    <style:style style:name="T56" style:family="text">
      <style:text-properties fo:font-weight="bold" officeooo:rsid="001bf317" style:font-weight-asian="bold" style:font-weight-complex="bold"/>
    </style:style>
    <style:style style:name="T57" style:family="text">
      <style:text-properties fo:font-weight="bold" officeooo:rsid="001f9578" style:font-weight-asian="bold" style:font-weight-complex="bold"/>
    </style:style>
    <style:style style:name="T58" style:family="text">
      <style:text-properties fo:font-weight="bold" officeooo:rsid="0040434f" style:font-weight-asian="bold" style:font-weight-complex="bold"/>
    </style:style>
    <style:style style:name="T59" style:family="text">
      <style:text-properties officeooo:rsid="00284999"/>
    </style:style>
    <style:style style:name="T60" style:family="text">
      <style:text-properties officeooo:rsid="002bf1a0"/>
    </style:style>
    <style:style style:name="T61" style:family="text">
      <style:text-properties style:font-name="DejaVu Sans Condensed2" fo:font-size="12pt" fo:font-weight="normal" officeooo:rsid="0039f8f9" style:font-size-asian="12pt" style:font-weight-asian="normal" style:font-size-complex="12pt" style:font-weight-complex="normal"/>
    </style:style>
    <style:style style:name="T62" style:family="text">
      <style:text-properties officeooo:rsid="003148d5"/>
    </style:style>
    <style:style style:name="T63" style:family="text">
      <style:text-properties officeooo:rsid="0040434f"/>
    </style:style>
    <style:style style:name="T64" style:family="text">
      <style:text-properties officeooo:rsid="0044707e"/>
    </style:style>
    <style:style style:name="T65" style:family="text">
      <style:text-properties officeooo:rsid="00455108"/>
    </style:style>
    <style:style style:name="T66" style:family="text">
      <style:text-properties style:font-name="DejaVu Sans Condensed1" style:font-name-complex="DejaVu Sans Condensed3"/>
    </style:style>
    <style:style style:name="T67" style:family="text">
      <style:text-properties style:font-name="DejaVu Sans Condensed1" officeooo:rsid="004958b0" style:font-name-complex="DejaVu Sans Condensed3"/>
    </style:style>
    <style:style style:name="T68" style:family="text">
      <style:text-properties style:font-name="DejaVu Sans Condensed1" fo:font-size="12pt" style:font-size-asian="12pt" style:font-name-complex="DejaVu Sans Condensed3" style:font-size-complex="12pt"/>
    </style:style>
    <style:style style:name="T69" style:family="text">
      <style:text-properties style:font-name="DejaVu Sans Condensed1" fo:font-size="12pt" officeooo:rsid="003148d5" style:font-size-asian="12pt" style:font-name-complex="DejaVu Sans Condensed3" style:font-size-complex="12pt"/>
    </style:style>
    <style:style style:name="T70" style:family="text">
      <style:text-properties style:font-name="DejaVu Sans Condensed1" fo:font-size="12pt" officeooo:rsid="004958b0" style:font-size-asian="12pt" style:font-name-complex="DejaVu Sans Condensed3" style:font-size-complex="12pt"/>
    </style:style>
    <style:style style:name="T71" style:family="text">
      <style:text-properties officeooo:rsid="0057d8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8">202</text:span><text:span text:style-name="T37"> - </text:span><text:span text:style-name="T47">Ground</text:span><text:span text:style-name="T38"> - </text:span><text:span text:style-name="T39">Pre</text:span><text:span text:style-name="T35">f</text:span><text:span text:style-name="T22">light, </text:span><text:span text:style-name="T40">Performance Limits</text:span></text:p>
      <text:p text:style-name="P1"/>
      <text:p text:style-name="P1"><text:span text:style-name="T64">Preflight</text:span> (<text:span text:style-name="T64">after cold start or from </text:span>hot start)</text:p>
      <text:p text:style-name="P3">Right side:</text:p>
      <text:list xml:id="list3754481470" text:style-name="L1">
        <text:list-item>
          <text:p text:style-name="P10"><text:span text:style-name="T30">Ejection </text:span><text:span text:style-name="T29">S</text:span><text:span text:style-name="T30">eat</text:span><text:span text:style-name="T3"> ... </text:span><text:span text:style-name="T22">Arm</text:span><text:span text:style-name="T2"> </text:span><text:span text:style-name="T9">(push down lever on left side of seat)</text:span></text:p>
        </text:list-item>
        <text:list-item>
          <text:p text:style-name="P10"><text:span text:style-name="T30">Lights</text:span><text:span text:style-name="T3"> ... </text:span><text:span text:style-name="T22">CONSOLES</text:span><text:span text:style-name="T2"> and </text:span><text:span text:style-name="T22">INST PNL</text:span><text:span text:style-name="T2"> </text:span><text:span text:style-name="T3">knobs </text:span><text:span text:style-name="T2">as desired </text:span><text:span text:style-name="T12">(right console)</text:span></text:p>
        </text:list-item>
        <text:list-item>
          <text:p text:style-name="P21"><text:span text:style-name="T56">FLIR</text:span><text:span text:style-name="T51"> switch ... </text:span><text:span text:style-name="T54">STBY</text:span> or <text:span text:style-name="T54">ON</text:span> <text:span text:style-name="T53">(</text:span><text:span text:style-name="T57">T3 switch</text:span><text:span text:style-name="T53">) </text:span>if using TPOD so it can start warming up<text:span text:style-name="T53">.</text:span></text:p>
        </text:list-item>
        <text:list-item>
          <text:p text:style-name="P10"><text:span text:style-name="T30">R</text:span><text:span text:style-name="T22">adar </text:span><text:span text:style-name="T31">A</text:span><text:span text:style-name="T22">ltimeter</text:span><text:span text:style-name="T2"> ... </text:span><text:span text:style-name="T29">Set bug a</text:span><text:span text:style-name="T22">s desired</text:span><text:span text:style-name="T2"> </text:span><text:span text:style-name="T11">(I set 100 ft)</text:span></text:p>
        </text:list-item>
        <text:list-item>
          <text:p text:style-name="P22"><text:span text:style-name="T54">HMD</text:span> <text:span text:style-name="T52">knob </text:span>... <text:span text:style-name="T55">Full brightness</text:span><text:span text:style-name="T52"> or as desired </text:span><text:span text:style-name="T65">(instrument panel far right)</text:span></text:p>
        </text:list-item>
        <text:list-item>
          <text:p text:style-name="P24"><text:span text:style-name="T54">IR COOL</text:span> switch ... <text:span text:style-name="T54">NORM</text:span> (begins cooling Sidewinders, 3 hours of coolant)</text:p>
        </text:list-item>
        <text:list-item>
          <text:p text:style-name="P25"><text:span text:style-name="T54">INS</text:span> knob ... <text:span text:style-name="T54">IFA</text:span> <text:span text:style-name="T63">if year is 1986 or later, </text:span><text:span text:style-name="T58">NAV</text:span><text:span text:style-name="T63"> if earlier </text:span>(should be set by default in hot start) <text:span text:style-name="T65">(right console)</text:span></text:p>
        </text:list-item>
      </text:list>
      <text:p text:style-name="P4">Center console, bottom to top:</text:p>
      <text:list xml:id="list82801588899083" text:continue-numbering="true" text:style-name="L1">
        <text:list-item>
          <text:p text:style-name="P11"><text:span text:style-name="T22">DISPENSER</text:span><text:span text:style-name="T2"> </text:span><text:span text:style-name="T4">switch </text:span><text:span text:style-name="T2">... </text:span><text:span text:style-name="T41">ON</text:span><text:span text:style-name="T14"> or </text:span><text:span text:style-name="T22">BYPASS</text:span></text:p>
        </text:list-item>
      </text:list>
      <text:list xml:id="list2855172160" text:style-name="L2">
        <text:list-item>
          <text:list>
            <text:list-item>
              <text:p text:style-name="P18"><text:span text:style-name="T41">ON</text:span><text:span text:style-name="T14"> -- Countermeasures controlled by ALE-47 system:</text:span></text:p>
            </text:list-item>
          </text:list>
        </text:list-item>
      </text:list>
      <text:list xml:id="list82803084324466" text:continue-list="list82801588899083" text:style-name="L1">
        <text:list-item>
          <text:list>
            <text:list-item>
              <text:list>
                <text:list-item>
                  <text:p text:style-name="P11"><text:span text:style-name="T19">On</text:span><text:span text:style-name="T14"> </text:span><text:span text:style-name="T41">EW</text:span><text:span text:style-name="T14"> </text:span><text:span text:style-name="T19">MFD </text:span><text:span text:style-name="T14">page, </text:span><text:span text:style-name="T19">p</text:span><text:span text:style-name="T14">ress </text:span><text:span text:style-name="T41">ALE-47</text:span><text:span text:style-name="T14"> OSB to box it. <text:s/>It will say SF TEST, then PBIT GO, then </text:span><text:span text:style-name="T41">STBY</text:span><text:span text:style-name="T14">.</text:span></text:p>
                </text:list-item>
                <text:list-item>
                  <text:p text:style-name="P11"><text:span text:style-name="T14">Press </text:span><text:span text:style-name="T41">MODE</text:span><text:span text:style-name="T14"> OSB to cycle the modes </text:span><text:span text:style-name="T17">(shown under </text:span><text:span text:style-name="T43">ALE-47</text:span><text:span text:style-name="T17">)</text:span><text:span text:style-name="T14">: STBY -&gt; MAN n -&gt; S/A </text:span><text:span text:style-name="T17">n</text:span><text:span text:style-name="T14"> -&gt; AUTO</text:span></text:p>
                </text:list-item>
                <text:list-item>
                  <text:p text:style-name="P12"><text:span text:style-name="T14">U</text:span><text:span text:style-name="T18">se </text:span><text:span text:style-name="T44">MAN n</text:span><text:span text:style-name="T18"> mode (</text:span><text:span text:style-name="T19">In S/A and AUTO mode the CM system automatically selects which countermeasures to use and may be wasteful</text:span><text:span text:style-name="T18">).</text:span></text:p>
                </text:list-item>
                <text:list-item>
                  <text:p text:style-name="P13"><text:span text:style-name="T18">P</text:span><text:span text:style-name="T14">ress </text:span><text:span text:style-name="T41">STEP</text:span><text:span text:style-name="T14"> OSB to cycle the selected program number (n). <text:s/></text:span><text:span text:style-name="T16">Default programs:</text:span></text:p>
                </text:list-item>
              </text:list>
            </text:list-item>
          </text:list>
        </text:list-item>
      </text:list>
      <text:list xml:id="list3084309044" text:style-name="L3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T14"><text:s/><text:tab/></text:span><text:span text:style-name="T41">PROG </text:span><text:span text:style-name="T42">#</text:span><text:span text:style-name="T41"><text:tab/>C</text:span><text:span text:style-name="T42">h</text:span><text:span text:style-name="T41"><text:tab/>Fl<text:tab/>Rpt<text:tab/>I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<text:tab/><text:tab/>PROG 1<text:tab/>1<text:tab/>1<text:tab/>10<text:tab/>1.0</text:p>
      <text:p text:style-name="P7"><text:tab/><text:tab/><text:tab/>PROG 2<text:tab/>1<text:tab/>1<text:tab/>10<text:tab/>0.5</text:p>
      <text:p text:style-name="P7"><text:tab/><text:tab/><text:tab/>PROG 3<text:tab/>2<text:tab/>2<text:tab/>5<text:tab/>1.0</text:p>
      <text:p text:style-name="P7"><text:tab/><text:tab/><text:tab/>PROG 4<text:tab/>2<text:tab/>2<text:tab/>10<text:tab/>0.5</text:p>
      <text:p text:style-name="P8"><text:span text:style-name="T14"><text:tab/><text:tab/><text:tab/>PROG 5<text:tab/>1<text:tab/>1<text:tab/>2<text:tab/>1.0<text:tab/>&lt;-- </text:span><text:span text:style-name="T50">CM hat forward</text:span><text:span text:style-name="T49"> always triggers PROG 5</text:span></text:p>
      <text:list xml:id="list82803291856572" text:continue-list="list82803084324466" text:style-name="L1">
        <text:list-item>
          <text:list>
            <text:list-item>
              <text:list>
                <text:list-item>
                  <text:p text:style-name="P29"><text:span text:style-name="T1">To change or view program settings, press </text:span><text:span text:style-name="T20">ARM</text:span><text:span text:style-name="T1"> OSB. <text:s/>Then press </text:span><text:span text:style-name="T20">CHAF</text:span><text:span text:style-name="T1">, </text:span><text:span text:style-name="T20">FLAR</text:span><text:span text:style-name="T1">, </text:span><text:span text:style-name="T20">RPT</text:span><text:span text:style-name="T1">, or </text:span><text:span text:style-name="T20">INT</text:span><text:span text:style-name="T1"> OSBs and use up and down arrow OSBs to increment/decrement the number. <text:s/>Press </text:span><text:span text:style-name="T20">SAVE</text:span><text:span text:style-name="T1"> OSB when finished, then </text:span><text:span text:style-name="T20">RTN</text:span><text:span text:style-name="T1"> OSB to go back to main EW page. <text:s/>(OTH1 and OTH2 are for "Gen-X expendables", not yet implemented.)</text:span></text:p>
                </text:list-item>
                <text:list-item>
                  <text:p text:style-name="P30"><text:span text:style-name="T20">C</text:span><text:span text:style-name="T42">M</text:span><text:span text:style-name="T20"> hat </text:span><text:span text:style-name="T42">back</text:span><text:span text:style-name="T1"> triggers </text:span><text:span text:style-name="T20">selected program</text:span><text:span text:style-name="T1">, </text:span><text:span text:style-name="T42">CM</text:span><text:span text:style-name="T20"> hat </text:span><text:span text:style-name="T42">forward</text:span><text:span text:style-name="T1"> triggers </text:span><text:span text:style-name="T20">PROG 5</text:span><text:span text:style-name="T1">.</text:span></text:p>
                </text:list-item>
              </text:list>
            </text:list-item>
          </text:list>
        </text:list-item>
      </text:list>
      <text:list xml:id="list46228882" text:style-name="L4">
        <text:list-item>
          <text:list>
            <text:list-item>
              <text:p text:style-name="P20"><text:span text:style-name="T41">BYPASS</text:span><text:span text:style-name="T2"> -- </text:span><text:span text:style-name="T14">Manual </text:span><text:span text:style-name="T15">control</text:span><text:span text:style-name="T14">. </text:span><text:span text:style-name="T41"><text:s/></text:span><text:span text:style-name="T45">CM</text:span><text:span text:style-name="T41"> hat forward</text:span><text:span text:style-name="T14"> drops </text:span><text:span text:style-name="T41">2x chaff</text:span><text:span text:style-name="T14">, </text:span><text:span text:style-name="T45">CM hat back</text:span><text:span text:style-name="T14"> drops </text:span><text:span text:style-name="T41">2x flares</text:span><text:span text:style-name="T14">.</text:span></text:p>
            </text:list-item>
          </text:list>
        </text:list-item>
      </text:list>
      <text:list xml:id="list82801836320101" text:continue-list="list82803291856572" text:style-name="L1">
        <text:list-item>
          <text:p text:style-name="P14"><text:span text:style-name="T22">ECM</text:span><text:span text:style-name="T2"> </text:span><text:span text:style-name="T4">knob ... </text:span><text:span text:style-name="T22">REC</text:span><text:span text:style-name="T2"> (</text:span><text:span text:style-name="T32">Top Hat </text:span><text:span text:style-name="T33">down</text:span><text:span text:style-name="T2">)</text:span></text:p>
        </text:list-item>
        <text:list-item>
          <text:p text:style-name="P23"><text:span text:style-name="T55">RWR</text:span><text:span text:style-name="T52"> ... </text:span><text:span text:style-name="T55">ON</text:span><text:span text:style-name="T52"> (</text:span>ALR-67 POWER button, below center MFD<text:span text:style-name="T52">)</text:span></text:p>
        </text:list-item>
        <text:list-item>
          <text:p text:style-name="P14"><text:span text:style-name="T34">EW</text:span><text:span text:style-name="T4"> </text:span><text:span text:style-name="T12">display ...</text:span><text:span text:style-name="T4"> HUD </text:span><text:span text:style-name="T12">(o</text:span><text:span text:style-name="T4">n </text:span><text:span text:style-name="T5">any </text:span><text:span text:style-name="T2">MFD, go to </text:span><text:span text:style-name="T22">EW</text:span><text:span text:style-name="T2"> page, press </text:span><text:span text:style-name="T22">HUD</text:span><text:span text:style-name="T2"> button</text:span><text:span text:style-name="T12">)</text:span></text:p>
        </text:list-item>
        <text:list-item>
          <text:p text:style-name="P15"><text:span text:style-name="T34">C</text:span><text:span text:style-name="T25">enter MFD</text:span><text:span text:style-name="T8"> ... </text:span><text:span text:style-name="T12">Set initial configuration (O</text:span><text:span text:style-name="T8">n center MFD in </text:span><text:span text:style-name="T24">HSI</text:span><text:span text:style-name="T8"> page (default), press </text:span><text:span text:style-name="T24">GAIN</text:span><text:span text:style-name="T8"> rocker (lower left) </text:span><text:span text:style-name="T24">down</text:span><text:span text:style-name="T8"> about 5 times to make map overlay readable in VR. <text:s/>Then set to </text:span><text:span text:style-name="T24">SA</text:span><text:span text:style-name="T8"> page and adjust range as needed.</text:span><text:span text:style-name="T12">)</text:span></text:p>
        </text:list-item>
        <text:list-item>
          <text:p text:style-name="P23"><text:span text:style-name="T54">ALT</text:span> switch <text:span text:style-name="T60">on UFC</text:span> ... <text:span text:style-name="T55">A</text:span><text:span text:style-name="T54">s desired</text:span> <text:span text:style-name="T52">(shows barometric or radar altitude in the HUD)</text:span></text:p>
        </text:list-item>
        <text:list-item>
          <text:p text:style-name="P23"><text:span text:style-name="T54">IFF</text:span> <text:span text:style-name="T59">button on UFC</text:span>... <text:span text:style-name="T55">On</text:span> <text:span text:style-name="T52">(</text:span>shows "XP" in UFC and ":4A"<text:span text:style-name="T52">)</text:span></text:p>
        </text:list-item>
        <text:list-item>
          <text:p text:style-name="P23"><text:span text:style-name="T54">D/L</text:span> <text:span text:style-name="T59">button on UFC</text:span>... <text:span text:style-name="T55">On</text:span></text:p>
        </text:list-item>
        <text:list-item>
          <text:p text:style-name="P16"><text:span text:style-name="T34">R</text:span><text:span text:style-name="T35">adios</text:span><text:span text:style-name="T13"> ... </text:span><text:span text:style-name="T34">As needed</text:span><text:span text:style-name="T12"> (click radio knobs on left or right of UFC to set channel, or tune manually)</text:span></text:p>
        </text:list-item>
      </text:list>
      <text:p text:style-name="P4">Left side:</text:p>
      <text:list xml:id="list82802010948111" text:continue-numbering="true" text:style-name="L1">
        <text:list-item>
          <text:p text:style-name="P14"><text:span text:style-name="T27">BINGO</text:span><text:span text:style-name="T2"> fuel </text:span><text:span text:style-name="T4">amount ... </text:span><text:span text:style-name="T26">As desired</text:span><text:span text:style-name="T2"> </text:span><text:span text:style-name="T12">(</text:span><text:span text:style-name="T22">IFEI Up Arrow</text:span><text:span text:style-name="T2"> button on engine monitor; 3000 lbs is a good start</text:span><text:span text:style-name="T12">)</text:span></text:p>
        </text:list-item>
        <text:list-item>
          <text:p text:style-name="P14"><text:span text:style-name="T34">Weapons</text:span><text:span text:style-name="T12"> ... </text:span><text:span text:style-name="T34">Begin alignment/warmup</text:span><text:span text:style-name="T4"> </text:span><text:span text:style-name="T12">(</text:span><text:span text:style-name="T2">On left MFD, go to </text:span><text:span text:style-name="T23">STORES</text:span><text:span text:style-name="T2"> page, </text:span><text:span text:style-name="T4">select weapons as needed to start alignment/warmup. <text:s/>JDAMs may need up to 8 minutes, Mavericks need 3 minutes.</text:span><text:span text:style-name="T12">)</text:span></text:p>
        </text:list-item>
        <text:list-item>
          <text:p text:style-name="P31"><text:span text:style-name="T20">RWR volume</text:span><text:span text:style-name="T1"> ... </text:span><text:span text:style-name="T20">As desired</text:span><text:span text:style-name="T1"> </text:span><text:span text:style-name="T10">(</text:span><text:span text:style-name="T28">Shift-E1 rotate</text:span><text:span text:style-name="T10">, </text:span><text:span text:style-name="T12">actual knob is by left elbow</text:span><text:span text:style-name="T10">)</text:span></text:p>
        </text:list-item>
      </text:list>
      <text:p text:style-name="P4">HOTAS:</text:p>
      <text:list xml:id="list82802309123795" text:continue-numbering="true" text:style-name="L1">
        <text:list-item>
          <text:p text:style-name="P17"><text:span text:style-name="T26">T</text:span><text:span text:style-name="T22">akeoff trim</text:span><text:span text:style-name="T2"> ... </text:span><text:span text:style-name="T7">Press </text:span><text:span text:style-name="T21">Trim Reset button</text:span><text:span text:style-name="T7"> (</text:span><text:span text:style-name="T21">Trim Hat </text:span><text:span text:style-name="T34">press</text:span><text:span text:style-name="T7">)</text:span><text:span text:style-name="T4">, </text:span><text:span text:style-name="T7">or manually</text:span><text:span text:style-name="T4"> +1</text:span><text:span text:style-name="T6">2</text:span><text:span text:style-name="T61">°</text:span><text:span text:style-name="T4"> elevator </text:span><text:span text:style-name="T7">nose up.</text:span></text:p>
        </text:list-item>
      </text:list>
      <text:p text:style-name="P6"/>
      <text:p text:style-name="P2">Performance limits</text:p>
      <text:list xml:id="list417439231" text:style-name="L5">
        <text:list-item>
          <text:p text:style-name="P26"><text:span text:style-name="T66">Fuel: </text:span><text:span text:style-name="T67">10803</text:span><text:span text:style-name="T66"> lbs internal</text:span></text:p>
          <text:list>
            <text:list-item>
              <text:p text:style-name="P33"><text:span text:style-name="T69">w</text:span><text:span text:style-name="T68">ith 1x drop tanks (2244 lbs ea.) = 13047 lbs</text:span></text:p>
            </text:list-item>
            <text:list-item>
              <text:p text:style-name="P32"><text:span text:style-name="T69">with 2x drop tanks (</text:span><text:span text:style-name="T70">2244</text:span><text:span text:style-name="T69"> lbs ea.) = </text:span><text:span text:style-name="T70">15291</text:span><text:span text:style-name="T69"> lbs</text:span></text:p>
            </text:list-item>
            <text:list-item>
              <text:p text:style-name="P34">with 3x drop tanks (2244 lbs ea.) = 17536 lbs</text:p>
            </text:list-item>
          </text:list>
        </text:list-item>
        <text:list-item>
          <text:p text:style-name="P26">Flaps: <text:span text:style-name="T54">250 kts</text:span> (flaps retract automatically so cannot be damaged by overspeed, but if the switch is set to FULL or HALF they will deploy under 250 kts and can make control unpredictable)</text:p>
        </text:list-item>
        <text:list-item>
          <text:p text:style-name="P27">Landing Gear: <text:s/><text:span text:style-name="T54">250 kts</text:span></text:p>
        </text:list-item>
        <text:list-item>
          <text:p text:style-name="P27">Rolling speed on ground:</text:p>
          <text:list>
            <text:list-item>
              <text:p text:style-name="P27"><text:span text:style-name="T62">Main wheels:</text:span> <text:span text:style-name="T62">21</text:span>0 kts</text:p>
            </text:list-item>
            <text:list-item>
              <text:p text:style-name="P26">Nose wheel: 190 kts</text:p>
            </text:list-item>
          </text:list>
        </text:list-item>
        <text:list-item>
          <text:p text:style-name="P27">Refueling probe:</text:p>
          <text:list>
            <text:list-item>
              <text:p text:style-name="P26">Extension/retraction: 300 kts</text:p>
            </text:list-item>
            <text:list-item>
              <text:p text:style-name="P27"><text:span text:style-name="T62">E</text:span>xtended <text:span text:style-name="T62">4</text:span>00 kts</text:p>
            </text:list-item>
          </text:list>
        </text:list-item>
        <text:list-item>
          <text:p text:style-name="P26">Canopy open: 60 kts</text:p>
        </text:list-item>
        <text:list-item>
          <text:p text:style-name="P28">Max speed: Mach 1.8 at 40,000 ft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39M33S</meta:editing-duration>
    <meta:editing-cycles>66</meta:editing-cycles>
    <meta:generator>LibreOffice/7.0.3.1$Windows_X86_64 LibreOffice_project/d7547858d014d4cf69878db179d326fc3483e082</meta:generator>
    <dc:date>2022-03-15T08:28:01.288000000</dc:date>
    <meta:document-statistic meta:table-count="0" meta:image-count="0" meta:object-count="0" meta:page-count="1" meta:paragraph-count="55" meta:word-count="677" meta:character-count="3428" meta:non-whitespace-character-count="2823"/>
  </office:meta>
</office:document-meta>
</file>